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tick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0/([.B2]*2)/([.C2]*10)*([.A2]/6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00/([.B3]*2)/([.C3]*10)*([.A3]/600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100/([.B4]*2)/([.C4]*10)*([.A4]/600)" office:value-type="float" office:value="1.66666666666667" calcext:value-type="float">
            <text:p>1.6666666666666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100/([.B5]*2)/([.C5]*10)*([.A5]/600)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00/([.B6]*2)/([.C6]*10)*([.A6]/600)"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0/([.B7]*2)/([.C7]*10)*([.A7]/600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00/([.B8]*2)/([.C8]*10)*([.A8]/600)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100/([.B9]*2)/([.C9]*10)*([.A9]/600)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100/([.B10]*2)/([.C10]*10)*([.A10]/600)"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00/([.B11]*2)/([.C11]*10)*([.A11]/600)" office:value-type="float" office:value="0.277777777777778" calcext:value-type="float">
            <text:p>0.277777777777778</text:p>
          </table:table-cell>
        </table:table-row>
      </table:table>
      <table:table table:name="Sheet2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tick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A2]/6)/([.B2]*2)/([.C2]*1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3]/6)/([.B3]*2)/([.C3]*10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A4]/6)/([.B4]*2)/([.C4]*10)" office:value-type="float" office:value="1.66666666666667" calcext:value-type="float">
            <text:p>1.6666666666666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A5]/6)/([.B5]*2)/([.C5]*10)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[.A6]/6)/([.B6]*2)/([.C6]*10)"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A7]/6)/([.B7]*2)/([.C7]*10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8]/6)/([.B8]*2)/([.C8]*10)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A9]/6)/([.B9]*2)/([.C9]*10)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A10]/6)/([.B10]*2)/([.C10]*10)"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[.A11]/6)/([.B11]*2)/([.C11]*10)" office:value-type="float" office:value="0.277777777777778" calcext:value-type="float">
            <text:p>0.277777777777778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tick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A2]/10)/([.B2]*2)/([.C2]*5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3]/10)/([.B3]*2)/([.C3]*5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A4]/10)/([.B4]*2)/([.C4]*5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A5]/10)/([.B5]*2)/([.C5]*5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[.A6]/10)/([.B6]*2)/([.C6]*5)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A7]/10)/([.B7]*2)/([.C7]*5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8]/10)/([.B8]*2)/([.C8]*5)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A9]/10)/([.B9]*2)/([.C9]*5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A10]/10)/([.B10]*2)/([.C10]*5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[.A11]/10)/([.B11]*2)/([.C11]*5)" office:value-type="float" office:value="0.333333333333333" calcext:value-type="float">
            <text:p>0.333333333333333</text:p>
          </table:table-cell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pan text:style-name="T1">'=(</text:span><text:span text:style-name="T2">A2</text:span><text:span text:style-name="T1">/10)/(</text:span><text:span text:style-name="T3">B2</text:span><text:span text:style-name="T1">*2)/(</text:span><text:span text:style-name="T4">C2</text:span><text:span text:style-name="T1">*5)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23:14:48.202833801</meta:creation-date>
    <dc:date>2021-09-25T02:26:18.473672175</dc:date>
    <meta:editing-duration>PT3H11M31S</meta:editing-duration>
    <meta:editing-cycles>1</meta:editing-cycles>
    <meta:document-statistic meta:table-count="3" meta:cell-count="133" meta:object-count="0"/>
    <meta:generator>LibreOffice/6.4.7.2$Linux_X86_64 LibreOffice_project/40$Build-2</meta:generator>
  </office:meta>
</office:document-meta>
</file>